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Rocco Bichler</text:p>
            <text:p text:style-name="P10"/>
            <text:p text:style-name="P10">Legacy Marketing Producer</text:p>
            <text:p text:style-name="Contact_20_info">1234567890 – <text:span text:style-name="T15">julian@cartwright.biz – </text:span><text:span text:style-name="T16">www.my-website.com</text:span></text:p>
            <text:p text:style-name="Contact_20_info"/>
            <text:p text:style-name="P7">Placeat repudiandae omnis odit voluptatibu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ef6bad0-9682-40ec-8229-0ed17a8c43fd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1fec5a1-a88d-43c7-9264-839a982e6e53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a2a7a98-d7bc-42db-a54e-e7af804bb3ac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Rocco Bichl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